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BSTRACT</text:p>
      <text:p text:style-name="Standard">This is the report of our semester final project of the Circuit lab .This</text:p>
      <text:p text:style-name="Standard">report will give the reader an overview about the steps which are involved</text:p>
      <text:p text:style-name="Standard">in the making of a Colpitt oscillator. The project is about the making of</text:p>
      <text:p text:style-name="Standard">Colpitt oscillator that will generate approximately 1 MHz frequency. In</text:p>
      <text:p text:style-name="Standard">which the following components capacitor, inductor, resistors and</text:p>
      <text:p text:style-name="Standard">transistor were used. First, the circuit is implemented on PSPICE to test</text:p>
      <text:p text:style-name="Standard">the circuit whether it giving the correct value or not. Then it was</text:p>
      <text:p text:style-name="Standard">implemented on breadboard. The frequency and waveform on</text:p>
      <text:p text:style-name="Standard">oscilloscope were accurate. For making PCB design the software PCB</text:p>
      <text:p text:style-name="Standard">wizard has been used. For testing the circuit oscilloscope was used. It</text:p>
      <text:p text:style-name="Standard">showed the output of circuit and showed the waveform of approximately</text:p>
      <text:p text:style-name="Standard">1 MHz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21:07:31.373462166</meta:creation-date>
    <dc:date>2021-02-08T21:16:12.772461238</dc:date>
    <meta:editing-duration>PT8M42S</meta:editing-duration>
    <meta:editing-cycles>1</meta:editing-cycles>
    <meta:document-statistic meta:table-count="0" meta:image-count="0" meta:object-count="0" meta:page-count="2" meta:paragraph-count="13" meta:word-count="128" meta:character-count="772" meta:non-whitespace-character-count="657"/>
    <meta:generator>LibreOffice/6.4.5.2$Linux_X86_64 LibreOffice_project/40$Build-2</meta:generator>
  </office:meta>
</office:document-meta>
</file>